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siken</text:p>
      <text:p text:style-name="P1">Im Folgenden werden Risiken aufgelistet welche in der Durchführung bestehen und letztendlich das Ergebnis des Projektes beeinflussen können.</text:p>
      <text:p text:style-name="P1"/>
      <text:list xml:id="list6665027078948281892" text:style-name="L1">
        <text:list-item>
          <text:p text:style-name="P4">Um das Ergebnis in seiner Effizienz nicht zu beeinträchtigen werden große Mengen an Daten von Parkplätzen benötigt. Grundsätzlich hilft uns hierbei die Suche nach Open Data in den vorgenommenen Städten.</text:p>
          <text:p text:style-name="P4">Diese Open Data muss möglicherweiße Serialisiert werden, da diese Daten Redundanzen enthalten können und das Format nicht immer das gleiche ist.</text:p>
          <text:p text:style-name="P4"/>
        </text:list-item>
        <text:list-item>
          <text:p text:style-name="P4">Es wird eine große User-Base benötigt damit sich die Kommunikation über das System etablieren kann. Um dieses Risiko zu minimieren muss ausreichend für Nutzer geworben werden.</text:p>
          <text:p text:style-name="P4"/>
        </text:list-item>
        <text:list-item>
          <text:p text:style-name="P4">Es kann aus Zeitmangel zu einer unvollständigen Entwicklung des Systems kommen.<text:line-break/></text:p>
        </text:list-item>
        <text:list-item>
          <text:p text:style-name="P4">Die fehlende Erfahrung der Entwickler und Projektbeteiligten kann zu einem fehlerhaften oder gar unbrauchbaren Ergebnis führen.</text:p>
        </text:list-item>
      </text:list>
      <text:p text:style-name="P1"/>
      <text:list xml:id="list32238602" text:continue-numbering="true" text:style-name="L1">
        <text:list-item>
          <text:p text:style-name="P5"><text:span text:style-name="T1">Mobile Geräte in der Hand halten sind am Steuer im Straßenverkehr verboten(§23 StVO. Die Benutzung muss also so simpel gestaltet werden, dass es auch vor der Fahrt und/oder mit einer Halterung einfach zu benutzen i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0-23T12:07:13.60</dc:date>
    <meta:editing-duration>PT15M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8" meta:word-count="164" meta:character-count="1098"/>
  </office:meta>
</office:document-meta>
</file>